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1in" style:rel-column-width="9423*"/>
    </style:style>
    <style:style style:name="Table6.B" style:family="table-column">
      <style:table-column-properties style:column-width="2.9583in" style:rel-column-width="27878*"/>
    </style:style>
    <style:style style:name="Table6.C" style:family="table-column">
      <style:table-column-properties style:column-width="2.9958in" style:rel-column-width="28234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2604in" style:rel-column-width="12162*"/>
    </style:style>
    <style:style style:name="Table1.B" style:family="table-column">
      <style:table-column-properties style:column-width="2.1243in" style:rel-column-width="20498*"/>
    </style:style>
    <style:style style:name="Table1.C" style:family="table-column">
      <style:table-column-properties style:column-width="1.5424in" style:rel-column-width="14882*"/>
    </style:style>
    <style:style style:name="Table1.D" style:family="table-column">
      <style:table-column-properties style:column-width="1.8646in" style:rel-column-width="17993*"/>
    </style:style>
    <style:style style:name="Table1.1" style:family="table-row">
      <style:table-row-properties style:min-row-height="0.3438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5208in" style:rel-column-width="5048*"/>
    </style:style>
    <style:style style:name="Table3.B" style:family="table-column">
      <style:table-column-properties style:column-width="0.7708in" style:rel-column-width="7472*"/>
    </style:style>
    <style:style style:name="Table3.C" style:family="table-column">
      <style:table-column-properties style:column-width="0.6146in" style:rel-column-width="5957*"/>
    </style:style>
    <style:style style:name="Table3.D" style:family="table-column">
      <style:table-column-properties style:column-width="0.8646in" style:rel-column-width="8381*"/>
    </style:style>
    <style:style style:name="Table3.E" style:family="table-column">
      <style:table-column-properties style:column-width="0.6667in" style:rel-column-width="6462*"/>
    </style:style>
    <style:style style:name="Table3.F" style:family="table-column">
      <style:table-column-properties style:column-width="0.8125in" style:rel-column-width="7876*"/>
    </style:style>
    <style:style style:name="Table3.G" style:family="table-column">
      <style:table-column-properties style:column-width="0.75in" style:rel-column-width="7270*"/>
    </style:style>
    <style:style style:name="Table3.I" style:family="table-column">
      <style:table-column-properties style:column-width="0.9486in" style:rel-column-width="9193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I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1444in"/>
    </style:style>
    <style:style style:name="Table4.4" style:family="table-row">
      <style:table-row-properties style:min-row-height="0.0722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font-size="13pt" fo:background-color="#c0c0c0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1" style:family="paragraph" style:parent-style-name="Table_20_Contents">
      <style:paragraph-properties fo:text-align="start" style:justify-single-word="false"/>
      <style:text-properties fo:font-size="13pt" fo:font-weight="normal" fo:background-color="#c0c0c0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7"><text:s text:c="29"/><text:text-input text:description="">$invoice.title</text:text-input> </text:p>
          </table:table-cell>
          <table:table-cell table:style-name="Table6.B1" office:value-type="string">
            <text:p text:style-name="P9">Invoice Number <text:s text:c="3"/><text:text-input text:description="">$invoice.invoiceNumber</text:text-input></text:p>
            <text:p text:style-name="P9">Currency <text:s text:c="14"/><text:text-input text:description="">$invoice.currency</text:text-input></text:p>
            <text:p text:style-name="P9">Invoice Date <text:s text:c="9"/><text:text-input text:description="">$invoice.invoiceDate</text:text-input></text:p>
            <text:p text:style-name="P9">Invoice Due Date <text:s/><text:text-input text:description="">$invoice.dueDate</text:text-input></text:p>
            <text:p text:style-name="P9">Payment Terms <text:s text:c="5"/><text:text-input text:description="">$invoice.terms</text:text-input></text:p>
            <text:p text:style-name="P9">Order Number <text:s text:c="6"/><text:text-input text:description="">$invoice.orderNumber</text:text-input></text:p>
            <text:p text:style-name="P9">Delivery Date <text:s text:c="6"/><text:text-input text:description="">$invoice.deliveryDat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5"><text:text-input text:description="">$invoice.billAddress</text:text-input></text:p>
          </table:table-cell>
          <table:table-cell table:style-name="Table9.B2" office:value-type="string">
            <text:p text:style-name="P5"><text:text-input text:description="">$invoice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Shipping Terms <text:s text:c="3"/></text:p>
          </table:table-cell>
          <table:table-cell table:style-name="Table1.B1" office:value-type="string">
            <text:p text:style-name="P12"><text:s/><text:text-input text:description="">$invoice.shippingTerms</text:text-input></text:p>
          </table:table-cell>
          <table:table-cell table:style-name="Table1.A1" office:value-type="string">
            <text:p text:style-name="P3">Shiping Method</text:p>
          </table:table-cell>
          <table:table-cell table:style-name="Table1.D1" office:value-type="string">
            <text:p text:style-name="Table_20_Contents"><text:text-input text:description="">$invoice.shippingMethod</text:text-input></text:p>
          </table:table-cell>
        </table:table-row>
        <table:table-row>
          <table:table-cell table:style-name="Table1.A2" office:value-type="string">
            <text:p text:style-name="P3">Customer</text:p>
          </table:table-cell>
          <table:table-cell table:style-name="Table1.B2" office:value-type="string">
            <text:p text:style-name="P10"><text:text-input text:description="">$invoice.customerName</text:text-input></text:p>
          </table:table-cell>
          <table:table-cell table:style-name="Table1.A2" office:value-type="string">
            <text:p text:style-name="P3">Job</text:p>
          </table:table-cell>
          <table:table-cell table:style-name="Table1.D2" office:value-type="string">
            <text:p text:style-name="Table_20_Contents"><text:text-input text:description="">$invoice.job</text:text-input></text:p>
          </table:table-cell>
        </table:table-row>
        <table:table-row>
          <table:table-cell table:style-name="Table1.A2" office:value-type="string">
            <text:p text:style-name="P3">Class</text:p>
          </table:table-cell>
          <table:table-cell table:style-name="Table1.B2" office:value-type="string">
            <text:p text:style-name="P10"><text:text-input text:description="">$invoice.className</text:text-input></text:p>
          </table:table-cell>
          <table:table-cell table:style-name="Table1.A2" office:value-type="string">
            <text:p text:style-name="P3">Location</text:p>
          </table:table-cell>
          <table:table-cell table:style-name="Table1.D2" office:value-type="string">
            <text:p text:style-name="Table_20_Contents"><text:text-input text:description="">$invoice.location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F"/>
        <table:table-column table:style-name="Table3.I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Class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I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classNam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I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5" office:value-type="string">
            <text:p text:style-name="P1"><text:text-input text:description="">$invoic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6"><text:text-input text:description="">$invoice.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Payments</text:p>
          </table:table-cell>
          <table:table-cell table:style-name="Table4.C2" office:value-type="string">
            <text:p text:style-name="P4"><text:text-input text:description="">$invoice.payment</text:text-input></text:p>
          </table:table-cell>
        </table:table-row>
        <table:table-row table:style-name="Table4.3">
          <table:covered-table-cell/>
          <table:table-cell table:style-name="Table4.B2" office:value-type="string">
            <text:p text:style-name="Table_20_Contents">Balance Due</text:p>
          </table:table-cell>
          <table:table-cell table:style-name="Table4.C2" office:value-type="string">
            <text:p text:style-name="P8"><text:text-input text:description="">$invoice.balancedue</text:text-input></text:p>
          </table:table-cell>
        </table:table-row>
        <table:table-row table:style-name="Table4.4"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8"><text:text-input text:description="">$invoice.netAmount</text:text-input></text:p>
          </table:table-cell>
        </table:table-row>
        <table:table-row table:style-name="Table4.4">
          <table:covered-table-cell/>
          <table:table-cell table:style-name="Table4.B2" office:value-type="string">
            <text:p text:style-name="Table_20_Contents">Discount</text:p>
          </table:table-cell>
          <table:table-cell table:style-name="Table4.C2" office:value-type="string">
            <text:p text:style-name="P8"><text:text-input text:description="">$invoice.discount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invoic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invoic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invoice.regi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3-20T11:33:38.26</dc:date>
    <meta:editing-duration>PT03H07M33S</meta:editing-duration>
    <meta:editing-cycles>57</meta:editing-cycles>
    <dc:creator>Nagaraju Palla</dc:creator>
    <meta:document-statistic meta:table-count="7" meta:image-count="2" meta:object-count="0" meta:page-count="1" meta:paragraph-count="56" meta:word-count="80" meta:character-count="961"/>
  </office:meta>
</office:document-meta>
</file>